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Aria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 style:list-style-name="L2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8.884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/>
      <style:paragraph-properties style:writing-mode="lr-tb"/>
    </style:style>
    <style:style style:name="pr8" style:family="presentation" style:parent-style-name="Blue_5f_Curve1-outline1">
      <style:graphic-properties fo:min-height="5.576cm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align="center" fo:text-indent="0cm"/>
    </style:style>
    <style:style style:name="P3" style:family="paragraph">
      <style:paragraph-properties fo:margin-top="0.203cm" fo:margin-bottom="0cm"/>
    </style:style>
    <style:style style:name="P4" style:family="paragraph">
      <style:paragraph-properties fo:margin-left="0cm" fo:margin-right="0cm" fo:margin-top="0.203cm" fo:margin-bottom="0cm" fo:text-align="center" fo:text-indent="0cm"/>
    </style:style>
    <style:style style:name="P5" style:family="paragraph">
      <style:text-properties fo:color="#000000" style:font-name="Calibri" style:font-name-complex="Calibri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2.63cm" svg:x="0cm" svg:y="4.877cm" presentation:class="title">
          <draw:text-box>
            <text:p>Math 425 Final Project<text:line-break/>Group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328cm" svg:x="1.4cm" svg:y="0.627cm" presentation:class="title">
          <draw:text-box>
            <text:list text:style-name="L2">
              <text:list-header>
                <text:p text:style-name="P2">Agenda</text:p>
              </text:list-header>
            </text:list>
          </draw:text-box>
        </draw:frame>
        <draw:frame presentation:style-name="pr4" draw:text-style-name="P3" draw:layer="layout" svg:width="26.977cm" svg:height="9.134cm" svg:x="0.762cm" svg:y="1.524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+20 min: wrapping up any loose ends then start the recording.  </text:p>
              </text:list-item>
              <text:list-item>
                <text:p text:style-name="P3">+3 min: Introductions.  State the purpose of the meeting and team introduction. Your name and major are fine, we're just trying to eat up some of the 15min.  </text:p>
              </text:list-item>
              <text:list-item>
                <text:p text:style-name="P3">+3 min: Introduce the final project and give a brief description of the problem set we are solving.</text:p>
              </text:list-item>
              <text:list-item>
                <text:p text:style-name="P3">+9 min: Walk through of each problem report.  Showing that we solved each bullet point.</text:p>
              </text:list-item>
              <text:list-item>
                <text:p text:style-name="P3">+3 min: Conclusion</text:p>
              </text:list-item>
              <text:list-item>
                <text:p text:style-name="P3">+18 min: Free form discussion about what we didn't have time f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>
          <draw:text-box>
            <text:list text:style-name="L2">
              <text:list-header>
                <text:p text:style-name="P4">Loose Ends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0min discussion</text:p>
              </text:list-item>
              <text:list-item>
                <text:p>Bug report review</text:p>
              </text:list-item>
              <text:list-item>
                <text:p>Discuss conclusions</text:p>
              </text:list-item>
              <text:list-item>
                <text:p>What’s missing?</text:p>
              </text:list-item>
              <text:list-item>
                <text:p>What could we had done bett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20min</text:p>
            </draw:text-box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Team Introduct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Anneke Moeller</text:p>
              </text:list-item>
              <text:list-item>
                <text:p>Shem Cheng</text:p>
              </text:list-item>
              <text:list-item>
                <text:p>Rai’d Muhammad</text:p>
              </text:list-item>
              <text:list-item>
                <text:p>Brent Thorne</text:p>
              </text:list-item>
              <text:list-item>
                <text:p/>
              </text:list-item>
              <text:list-item>
                <text:p/>
              </text:list-item>
              <text:list-item>
                <text:p>Accompanying video presentation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1">State the purpose of the meeting and team introduction. </text:span></text:p>
              <text:p text:style-name="P5"><text:span text:style-name="T1"/></text:p>
              <text:p text:style-name="P5"><text:span text:style-name="T1">Your name and major are fine, your roll...if you defined one.</text:span></text:p>
              <text:p text:style-name="P5"><text:span text:style-name="T1"/></text:p>
              <text:p text:style-name="P5"><text:span text:style-name="T1">3min</text:span></text:p>
            </draw:text-box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328cm" svg:x="1.4cm" svg:y="0.627cm" presentation:class="title">
          <draw:text-box>
            <text:p>Project 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blem One, Tiling the Matrix</text:p>
              </text:list-item>
              <text:list-item>
                <text:p>Problem Two, You have Cancer!</text:p>
              </text:list-item>
              <text:list-item>
                <text:p>Problem Three, You’re handwriting su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 text:style-name="P7">Give brief description of the problem set we are solving</text:p>
              <text:p text:style-name="P7"/>
              <text:p text:style-name="P7">3min</text:p>
            </draw:text-box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>
          <draw:text-box>
            <text:p>Tiling the Matri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blem Walk-throu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3min</text:p>
            </draw:text-box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>
          <draw:text-box>
            <text:p>You have Canc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8">Problem Walk-throu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3min</text:p>
            </draw:text-box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>
          <draw:text-box>
            <text:p>You Handwriting Suc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8">Problem Walk-throu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3min</text:p>
            </draw:text-box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ngs to improve?</text:p>
                <text:list>
                  <text:list-item>
                    <text:p>How we could have worked better?</text:p>
                  </text:list-item>
                  <text:list-item>
                    <text:p>What question do we still have?</text:p>
                  </text:list-item>
                  <text:list-item>
                    <text:p>How could be turn this into a produ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3min</text:p>
            </draw:text-box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>
          <draw:text-box>
            <text:p>Free form Discus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didn’t we have time f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18mi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Aria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8:07:35.124818286</meta:creation-date>
    <meta:editing-duration>PT2H22M23S</meta:editing-duration>
    <meta:editing-cycles>4</meta:editing-cycles>
    <meta:generator>LibreOffice/6.4.7.2$Linux_X86_64 LibreOffice_project/40$Build-2</meta:generator>
    <dc:title>Blue Curve</dc:title>
    <dc:date>2022-04-26T10:51:12.580908859</dc:date>
    <meta:document-statistic meta:object-count="74"/>
  </office:meta>
</office:document-meta>
</file>